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top="0cm" fo:margin-bottom="0cm" style:contextual-spacing="false"/>
      <style:text-properties style:font-name="Liberation Serif" fo:font-size="12pt" fo:font-weight="bold" officeooo:rsid="0011cb77" officeooo:paragraph-rsid="001dee3e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top="0cm" fo:margin-bottom="0cm" style:contextual-spacing="false"/>
      <style:text-properties style:font-name="Liberation Serif" fo:font-size="12pt" fo:font-weight="bold" officeooo:paragraph-rsid="00201646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top="0cm" fo:margin-bottom="0cm" style:contextual-spacing="false"/>
      <style:text-properties style:font-name="Liberation Serif" fo:font-size="12pt" fo:font-weight="bold" officeooo:rsid="00201646" officeooo:paragraph-rsid="00201646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top="0cm" fo:margin-bottom="0cm" style:contextual-spacing="false"/>
      <style:text-properties style:font-name="Liberation Serif" fo:font-size="12pt" fo:font-weight="bold" officeooo:rsid="0021c00d" officeooo:paragraph-rsid="0021c00d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top="0cm" fo:margin-bottom="0cm" style:contextual-spacing="false"/>
      <style:text-properties style:font-name="Liberation Serif" fo:font-size="12pt" style:font-size-asian="12pt" style:font-size-complex="12pt"/>
    </style:style>
    <style:style style:name="P8" style:family="paragraph" style:parent-style-name="Standard">
      <style:paragraph-properties fo:margin-top="0cm" fo:margin-bottom="0cm" style:contextual-spacing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top="0cm" fo:margin-bottom="0cm" style:contextual-spacing="false"/>
      <style:text-properties style:font-name="Liberation Serif" fo:font-size="12pt" fo:font-weight="normal" officeooo:rsid="0021c00d" officeooo:paragraph-rsid="0021c00d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cm" style:contextual-spacing="false"/>
      <style:text-properties style:font-name="Liberation Serif" fo:font-size="12pt" fo:font-weight="normal" officeooo:rsid="0021c00d" officeooo:paragraph-rsid="00254261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cm" style:contextual-spacing="false"/>
      <style:text-properties style:font-name="Liberation Serif" fo:font-size="12pt" fo:font-style="normal" fo:font-weight="bold" officeooo:rsid="0011cb77" officeooo:paragraph-rsid="001ef570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Text_20_body">
      <style:paragraph-properties fo:margin-top="0cm" fo:margin-bottom="0cm" style:contextual-spacing="false"/>
      <style:text-properties style:font-name="Liberation Serif" fo:font-size="12pt" fo:font-style="italic" fo:font-weight="normal" officeooo:rsid="0011cb77" officeooo:paragraph-rsid="001dee3e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margin-top="0cm" fo:margin-bottom="0cm" style:contextual-spacing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cm" style:contextual-spacing="false"/>
      <style:text-properties style:font-name="Liberation Serif" fo:font-size="12pt" fo:font-weight="normal" officeooo:rsid="00226f8c" officeooo:paragraph-rsid="00226f8c" style:font-size-asian="12pt" style:font-weight-asian="normal" style:font-size-complex="12pt" style:font-weight-complex="normal"/>
    </style:style>
    <style:style style:name="P15" style:family="paragraph" style:parent-style-name="Standard" style:list-style-name="L3">
      <style:paragraph-properties fo:margin-top="0cm" fo:margin-bottom="0cm" style:contextual-spacing="false"/>
      <style:text-properties style:font-name="Liberation Serif" fo:font-size="12pt" fo:font-weight="normal" officeooo:rsid="00226f8c" officeooo:paragraph-rsid="00226f8c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top="0cm" fo:margin-bottom="0cm" style:contextual-spacing="false"/>
      <style:text-properties style:font-name="Liberation Serif" fo:font-size="12pt" fo:font-weight="normal" officeooo:rsid="00226f8c" officeooo:paragraph-rsid="0021c00d" style:font-size-asian="12pt" style:font-weight-asian="normal" style:font-size-complex="12pt" style:font-weight-complex="normal"/>
    </style:style>
    <style:style style:name="P17" style:family="paragraph" style:parent-style-name="Standard" style:list-style-name="L5">
      <style:paragraph-properties fo:margin-top="0cm" fo:margin-bottom="0cm" style:contextual-spacing="false"/>
      <style:text-properties style:font-name="Liberation Serif" fo:font-size="12pt" fo:font-weight="normal" officeooo:rsid="0021c00d" officeooo:paragraph-rsid="0021c00d" style:font-size-asian="12pt" style:font-weight-asian="normal" style:font-size-complex="12pt" style:font-weight-complex="normal"/>
    </style:style>
    <style:style style:name="P18" style:family="paragraph" style:parent-style-name="Standard" style:list-style-name="L7">
      <style:paragraph-properties fo:margin-top="0cm" fo:margin-bottom="0cm" style:contextual-spacing="false"/>
      <style:text-properties style:font-name="Liberation Serif" fo:font-size="12pt" fo:font-weight="normal" officeooo:rsid="0021c00d" officeooo:paragraph-rsid="0021c00d" style:font-size-asian="12pt" style:font-weight-asian="normal" style:font-size-complex="12pt" style:font-weight-complex="normal"/>
    </style:style>
    <style:style style:name="P19" style:family="paragraph" style:parent-style-name="Standard" style:list-style-name="L9">
      <style:paragraph-properties fo:margin-top="0cm" fo:margin-bottom="0cm" style:contextual-spacing="false"/>
      <style:text-properties style:font-name="Liberation Serif" fo:font-size="12pt" fo:font-weight="normal" officeooo:rsid="0021c00d" officeooo:paragraph-rsid="00257a47" style:font-size-asian="12pt" style:font-weight-asian="normal" style:font-size-complex="12pt" style:font-weight-complex="normal"/>
    </style:style>
    <style:style style:name="P20" style:family="paragraph" style:parent-style-name="Standard" style:list-style-name="L5">
      <style:paragraph-properties fo:margin-top="0cm" fo:margin-bottom="0cm" style:contextual-spacing="false"/>
      <style:text-properties style:font-name="Liberation Serif" fo:font-size="12pt" fo:font-weight="normal" officeooo:rsid="002401bb" officeooo:paragraph-rsid="002401bb" style:font-size-asian="12pt" style:font-weight-asian="normal" style:font-size-complex="12pt" style:font-weight-complex="normal"/>
    </style:style>
    <style:style style:name="P21" style:family="paragraph" style:parent-style-name="Standard" style:list-style-name="L6">
      <style:paragraph-properties fo:margin-top="0cm" fo:margin-bottom="0cm" style:contextual-spacing="false"/>
      <style:text-properties style:font-name="Liberation Serif" fo:font-size="12pt" fo:font-weight="normal" officeooo:rsid="002401bb" officeooo:paragraph-rsid="002401bb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top="0cm" fo:margin-bottom="0cm" style:contextual-spacing="false"/>
      <style:text-properties style:font-name="Liberation Serif" fo:font-size="12pt" fo:font-weight="normal" officeooo:rsid="002401bb" officeooo:paragraph-rsid="0021c00d" style:font-size-asian="12pt" style:font-weight-asian="normal" style:font-size-complex="12pt" style:font-weight-complex="normal"/>
    </style:style>
    <style:style style:name="P23" style:family="paragraph" style:parent-style-name="Standard" style:list-style-name="L8">
      <style:paragraph-properties fo:margin-top="0cm" fo:margin-bottom="0cm" style:contextual-spacing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top="0cm" fo:margin-bottom="0cm" style:contextual-spacing="false"/>
      <style:text-properties style:font-name="Liberation Serif" fo:font-size="12pt" fo:font-weight="normal" officeooo:rsid="00254261" officeooo:paragraph-rsid="00254261" style:font-size-asian="12pt" style:font-weight-asian="normal" style:font-size-complex="12pt" style:font-weight-complex="normal"/>
    </style:style>
    <style:style style:name="P25" style:family="paragraph" style:parent-style-name="Standard" style:list-style-name="L9">
      <style:paragraph-properties fo:margin-top="0cm" fo:margin-bottom="0cm" style:contextual-spacing="false"/>
      <style:text-properties style:font-name="Liberation Serif" fo:font-size="12pt" fo:font-weight="normal" officeooo:rsid="00257a47" officeooo:paragraph-rsid="00257a47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top="0cm" fo:margin-bottom="0cm" style:contextual-spacing="false"/>
      <style:text-properties style:font-name="Liberation Serif" fo:font-size="12pt" fo:font-weight="normal" officeooo:rsid="00257a47" officeooo:paragraph-rsid="00257a47" style:font-size-asian="12pt" style:font-weight-asian="normal" style:font-size-complex="12pt" style:font-weight-complex="normal"/>
    </style:style>
    <style:style style:name="P27" style:family="paragraph" style:parent-style-name="Standard" style:list-style-name="L10">
      <style:paragraph-properties fo:margin-top="0cm" fo:margin-bottom="0cm" style:contextual-spacing="false"/>
      <style:text-properties style:font-name="Liberation Serif" fo:font-size="12pt" fo:font-weight="normal" officeooo:rsid="00257a47" officeooo:paragraph-rsid="0025cd9a" style:font-size-asian="12pt" style:font-weight-asian="normal" style:font-size-complex="12pt" style:font-weight-complex="normal"/>
    </style:style>
    <style:style style:name="P28" style:family="paragraph" style:parent-style-name="Standard" style:list-style-name="L10">
      <style:paragraph-properties fo:margin-top="0cm" fo:margin-bottom="0cm" style:contextual-spacing="false"/>
      <style:text-properties style:font-name="Liberation Serif" fo:font-size="12pt" fo:font-weight="normal" officeooo:rsid="0025cd9a" officeooo:paragraph-rsid="0025cd9a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top="0cm" fo:margin-bottom="0cm" style:contextual-spacing="false"/>
      <style:text-properties style:font-name="Liberation Serif" fo:font-size="12pt" fo:font-weight="normal" officeooo:rsid="0025cd9a" officeooo:paragraph-rsid="0025cd9a" style:font-size-asian="12pt" style:font-weight-asian="normal" style:font-size-complex="12pt" style:font-weight-complex="normal"/>
    </style:style>
    <style:style style:name="P30" style:family="paragraph" style:parent-style-name="Standard" style:list-style-name="L12">
      <style:paragraph-properties fo:margin-top="0cm" fo:margin-bottom="0cm" style:contextual-spacing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31" style:family="paragraph" style:parent-style-name="Standard" style:list-style-name="L2">
      <style:paragraph-properties fo:margin-top="0cm" fo:margin-bottom="0cm" style:contextual-spacing="false"/>
      <style:text-properties style:font-name="Liberation Serif" fo:font-size="12pt" style:font-size-asian="12pt" style:font-size-complex="12pt"/>
    </style:style>
    <style:style style:name="P32" style:family="paragraph" style:parent-style-name="Standard">
      <style:paragraph-properties fo:margin-top="0cm" fo:margin-bottom="0cm" style:contextual-spacing="false"/>
      <style:text-properties style:font-name="Liberation Serif" fo:font-size="12pt" fo:font-weight="bold" officeooo:rsid="00226f8c" officeooo:paragraph-rsid="00226f8c" style:font-size-asian="12pt" style:font-weight-asian="bold" style:font-size-complex="12pt" style:font-weight-complex="bold"/>
    </style:style>
    <style:style style:name="P33" style:family="paragraph" style:parent-style-name="Standard" style:list-style-name="L8">
      <style:paragraph-properties fo:margin-top="0cm" fo:margin-bottom="0cm" style:contextual-spacing="false"/>
      <style:text-properties style:font-name="Liberation Serif" fo:font-size="12pt" fo:font-weight="bold" officeooo:rsid="0021c00d" officeooo:paragraph-rsid="0021c00d" style:font-size-asian="12pt" style:font-weight-asian="bold" style:font-size-complex="12pt" style:font-weight-complex="bold"/>
    </style:style>
    <style:style style:name="P34" style:family="paragraph" style:parent-style-name="Standard">
      <style:paragraph-properties fo:margin-top="0cm" fo:margin-bottom="0cm" style:contextual-spacing="false"/>
      <style:text-properties style:font-name="Liberation Serif" fo:font-size="12pt" fo:font-weight="bold" officeooo:rsid="00254261" officeooo:paragraph-rsid="00254261" style:font-size-asian="12pt" style:font-weight-asian="bold" style:font-size-complex="12pt" style:font-weight-complex="bold"/>
    </style:style>
    <style:style style:name="P35" style:family="paragraph" style:parent-style-name="Standard" style:list-style-name="L4">
      <style:paragraph-properties fo:margin-top="0cm" fo:margin-bottom="0cm" style:contextual-spacing="false"/>
      <style:text-properties officeooo:paragraph-rsid="00226f8c"/>
    </style:style>
    <style:style style:name="P36" style:family="paragraph" style:parent-style-name="Standard" style:list-style-name="L4">
      <style:paragraph-properties fo:margin-top="0cm" fo:margin-bottom="0cm" style:contextual-spacing="false"/>
      <style:text-properties officeooo:paragraph-rsid="00230cbd"/>
    </style:style>
    <style:style style:name="P37" style:family="paragraph" style:parent-style-name="Standard" style:list-style-name="L10">
      <style:paragraph-properties fo:margin-top="0cm" fo:margin-bottom="0cm" style:contextual-spacing="false"/>
      <style:text-properties officeooo:paragraph-rsid="0025cd9a"/>
    </style:style>
    <style:style style:name="P38" style:family="paragraph" style:parent-style-name="Standard" style:list-style-name="L13">
      <style:paragraph-properties fo:margin-top="0cm" fo:margin-bottom="0cm" style:contextual-spacing="false"/>
      <style:text-properties fo:font-weight="normal" officeooo:paragraph-rsid="0027c680" style:font-weight-asian="normal" style:font-weight-complex="normal"/>
    </style:style>
    <style:style style:name="P39" style:family="paragraph" style:parent-style-name="Standard" style:list-style-name="L14">
      <style:paragraph-properties fo:margin-top="0cm" fo:margin-bottom="0cm" style:contextual-spacing="false"/>
      <style:text-properties officeooo:paragraph-rsid="00257a47"/>
    </style:style>
    <style:style style:name="P40" style:family="paragraph" style:parent-style-name="Text_20_body" style:list-style-name="L11">
      <style:paragraph-properties fo:margin-top="0cm" fo:margin-bottom="0cm" style:contextual-spacing="false"/>
      <style:text-properties style:font-name="Liberation Serif" fo:font-size="12pt" officeooo:paragraph-rsid="001dee3e" style:font-size-asian="12pt" style:font-size-complex="12pt"/>
    </style:style>
    <style:style style:name="P41" style:family="paragraph" style:parent-style-name="Text_20_body" style:list-style-name="L11">
      <style:paragraph-properties fo:margin-top="0cm" fo:margin-bottom="0cm" style:contextual-spacing="false"/>
      <style:text-properties style:font-name="Liberation Serif" fo:font-size="12pt" fo:font-weight="normal" officeooo:paragraph-rsid="001dee3e" style:font-size-asian="12pt" style:font-weight-asian="normal" style:font-size-complex="12pt" style:font-weight-complex="normal"/>
    </style:style>
    <style:style style:name="T1" style:family="text">
      <style:text-properties officeooo:rsid="001ca1ab"/>
    </style:style>
    <style:style style:name="T2" style:family="text">
      <style:text-properties officeooo:rsid="0011cb77"/>
    </style:style>
    <style:style style:name="T3" style:family="text">
      <style:text-properties fo:font-weight="normal" officeooo:rsid="001dee3e" style:font-weight-asian="normal" style:font-weight-complex="normal"/>
    </style:style>
    <style:style style:name="T4" style:family="text">
      <style:text-properties fo:font-weight="normal" officeooo:rsid="0011cb77" style:font-weight-asian="normal" style:font-weight-complex="normal"/>
    </style:style>
    <style:style style:name="T5" style:family="text">
      <style:text-properties fo:font-weight="normal" officeooo:rsid="00254261" style:font-weight-asian="normal" style:font-weight-complex="normal"/>
    </style:style>
    <style:style style:name="T6" style:family="text">
      <style:text-properties fo:font-style="italic" fo:font-weight="normal" officeooo:rsid="0011cb77" style:font-weight-asian="normal" style:font-weight-complex="normal"/>
    </style:style>
    <style:style style:name="T7" style:family="text">
      <style:text-properties fo:font-style="italic" officeooo:rsid="0011cb77"/>
    </style:style>
    <style:style style:name="T8" style:family="text">
      <style:text-properties officeooo:rsid="001fd19d"/>
    </style:style>
    <style:style style:name="T9" style:family="text">
      <style:text-properties officeooo:rsid="00201646"/>
    </style:style>
    <style:style style:name="T10" style:family="text">
      <style:text-properties officeooo:rsid="00207d9e"/>
    </style:style>
    <style:style style:name="T11" style:family="text">
      <style:text-properties style:font-name="Liberation Serif" fo:font-size="12pt" fo:font-weight="normal" officeooo:rsid="00226f8c" style:font-size-asian="12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0230cbd" style:font-size-asian="12pt" style:font-weight-asian="normal" style:font-size-complex="12pt" style:font-weight-complex="normal"/>
    </style:style>
    <style:style style:name="T13" style:family="text">
      <style:text-properties style:font-name="Liberation Serif" fo:font-size="12pt" fo:font-weight="normal" officeooo:rsid="00257a47" style:font-size-asian="12pt" style:font-weight-asian="normal" style:font-size-complex="12pt" style:font-weight-complex="normal"/>
    </style:style>
    <style:style style:name="T14" style:family="text">
      <style:text-properties style:font-name="Liberation Serif" fo:font-size="12pt" fo:font-weight="normal" officeooo:rsid="0025cd9a" style:font-size-asian="12pt" style:font-weight-asian="normal" style:font-size-complex="12pt" style:font-weight-complex="normal"/>
    </style:style>
    <style:style style:name="T15" style:family="text">
      <style:text-properties style:font-name="Liberation Serif" fo:font-size="12pt" officeooo:rsid="00257a47" style:font-size-asian="12pt" style:font-size-complex="12pt"/>
    </style:style>
    <style:style style:name="T16" style:family="text">
      <style:text-properties officeooo:rsid="002401bb"/>
    </style:style>
    <style:style style:name="T17" style:family="text">
      <style:text-properties officeooo:rsid="00254261"/>
    </style:style>
    <style:style style:name="T18" style:family="text">
      <style:text-properties officeooo:rsid="00257a47"/>
    </style:style>
    <style:style style:name="T19" style:family="text">
      <style:text-properties officeooo:rsid="0025cd9a"/>
    </style:style>
    <style:style style:name="T20" style:family="text">
      <style:text-properties officeooo:rsid="0025f063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ut-Sets</text:p>
      <text:p text:style-name="P7"/>
      <text:p text:style-name="P1">Cut-set</text:p>
      <text:p text:style-name="P7">In a connected graph, a cut-set if a minimal set of edges whose removal from G leaves G disconnected.</text:p>
      <text:p text:style-name="P7"/>
      <text:p text:style-name="P1">What happens to the rank of a graph with the removal of a cut-set?</text:p>
      <text:p text:style-name="P7">The rank of the graph gives the number of branches of a spanning tree of the graph. A cut-set by the virtue of it disconnecting property contains exactly one branch of a spanning tree. Thus the rank of the graph reduces by one with the removal of a cut set.</text:p>
      <text:p text:style-name="P7"/>
      <text:p text:style-name="P1">Applications of cut-sets</text:p>
      <text:list xml:id="list3970526262811782258" text:style-name="L1">
        <text:list-item>
          <text:p text:style-name="P13">Used to identify weak spots in a communication net.</text:p>
        </text:list-item>
        <text:list-item>
          <text:p text:style-name="P13">For this purpose all cut-sets of the corresponding graph are listed out and the ones having the smallest number are identified.</text:p>
        </text:list-item>
        <text:list-item>
          <text:p text:style-name="P13">Thus the main requirement is a method to systematically list out all cut-sets of a graph</text:p>
        </text:list-item>
        <text:list-item>
          <text:p text:style-name="P13">All cut-sets of a graph can be generated by following the below method</text:p>
          <text:list>
            <text:list-item>
              <text:p text:style-name="P13">List out all the fundamental cut-sets w.r.t to any given spanning tree of the graph</text:p>
            </text:list-item>
            <text:list-item>
              <text:p text:style-name="P13">Generate all cut-sets by repeatedly applying the ring-sum(Exclusive-OR),<draw:frame draw:style-name="fr1" draw:name="Object1" text:anchor-type="as-char" svg:width="0.534cm" svg:height="0.288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, operation on the available cut-sets.</text:p>
            </text:list-item>
          </text:list>
        </text:list-item>
      </text:list>
      <text:p text:style-name="P8"/>
      <text:p text:style-name="P1">Properties</text:p>
      <text:list xml:id="list4869232562460047195" text:style-name="L2">
        <text:list-item>
          <text:p text:style-name="P31">Every cut-set of a graph contains at least a branch of every spanning tree of G.</text:p>
        </text:list-item>
        <text:list-item>
          <text:p text:style-name="P31">A minimal set of edges containing at least one branch of every spanning tree is a cut-set.</text:p>
        </text:list-item>
        <text:list-item>
          <text:p text:style-name="P31">Any circuit of the graph has an even number of vertices common with any cut-set of the graph.</text:p>
        </text:list-item>
        <text:list-item>
          <text:p text:style-name="P31">The minimum number of non-cutset-vertices of a tree is 2. Think of a tree with only one child per node except for the leaf.</text:p>
        </text:list-item>
      </text:list>
      <text:p text:style-name="P8"/>
      <text:p text:style-name="P5">Fundamental cut-set</text:p>
      <text:p text:style-name="P14">A cut-set containing exactly one branch of a spanning tree T is called a fundamental cut-set w.r.t. T</text:p>
      <text:p text:style-name="P32"/>
      <text:p text:style-name="P5">Relationship between 2 cut-sets of a graph</text:p>
      <text:p text:style-name="P14">The non-common edges of any two cut-sets of G is </text:p>
      <text:list xml:id="list8817945204543751718" text:style-name="L3">
        <text:list-item>
          <text:p text:style-name="P15">A cut-set or</text:p>
        </text:list-item>
        <text:list-item>
          <text:p text:style-name="P15">Edge disjoint union of cut-sets</text:p>
        </text:list-item>
      </text:list>
      <text:p text:style-name="P14"/>
      <text:p text:style-name="P4"><text:span text:style-name="T9">Relationship between chords forming </text:span><text:span text:style-name="T10">f</text:span><text:span text:style-name="T9">undamental circuit and branches of a spanning tree of a graph G</text:span></text:p>
      <text:list xml:id="list8585386604205592976" text:style-name="L4">
        <text:list-item>
          <text:p text:style-name="P35"><text:span text:style-name="T11">w.r.t a spanning tree, T, a chord </text:span><text:span text:style-name="T11"><draw:frame draw:style-name="fr1" draw:name="Object3" text:anchor-type="as-char" svg:width="0.492cm" svg:height="0.531cm" draw:z-index="1"><draw:object xlink:href="./Object 3" xlink:type="simple" xlink:show="embed" xlink:actuate="onLoad"/><draw:image xlink:href="./ObjectReplacements/Object 3" xlink:type="simple" xlink:show="embed" xlink:actuate="onLoad"/></draw:frame></text:span><text:span text:style-name="T11"> that determines a fundamental circuit is a part of every fundamental cut-set associated with </text:span><text:span text:style-name="T12">the branches of the fundamental circuit and no other.</text:span></text:p>
        </text:list-item>
        <text:list-item>
          <text:p text:style-name="P36"><text:span text:style-name="T11">w.r.t a spanning tree, T, a </text:span><text:span text:style-name="T12">branch</text:span><text:span text:style-name="T11"><draw:frame draw:style-name="fr1" draw:name="Object4" text:anchor-type="as-char" svg:width="0.506cm" svg:height="0.533cm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1"> that determines a fundamental </text:span><text:span text:style-name="T12">cut-set</text:span><text:span text:style-name="T11"> is a part of every fundamental </text:span><text:span text:style-name="T12">circuit</text:span><text:span text:style-name="T11"> associated with </text:span><text:span text:style-name="T12">the chords of the fundamental cut-set and no other.</text:span></text:p>
        </text:list-item>
      </text:list>
      <text:p text:style-name="P16"/>
      <text:p text:style-name="P6">Edge connectivity</text:p>
      <text:list xml:id="list3416392928366930159" text:style-name="L5">
        <text:list-item>
          <text:p text:style-name="P20">Minimum number of edges whose removal leaves a graph disconnected.</text:p>
        </text:list-item>
        <text:list-item>
          <text:p text:style-name="P20">Rank of graph reduces by 1.</text:p>
        </text:list-item>
        <text:list-item>
          <text:p text:style-name="P20">Is the number of edges in the smallest cut-set.</text:p>
        </text:list-item>
        <text:list-item>
          <text:p text:style-name="P17"><text:span text:style-name="T16">Edge connectivity of a t</text:span>ree <text:span text:style-name="T16">- 1</text:span></text:p>
        </text:list-item>
      </text:list>
      <text:p text:style-name="P9"/>
      <text:p text:style-name="P6">Vertex connectivity</text:p>
      <text:list xml:id="list5695336655740634427" text:style-name="L6">
        <text:list-item>
          <text:p text:style-name="P21"><text:soft-page-break/>Number of vertices to remove to disconnect the graph</text:p>
        </text:list-item>
      </text:list>
      <text:list xml:id="list6834352100280499627" text:style-name="L7">
        <text:list-item>
          <text:p text:style-name="P18"><text:span text:style-name="T16">Vertex connectivity of a </text:span>complete graph –<text:span text:style-name="T16"> Meaningless</text:span></text:p>
        </text:list-item>
      </text:list>
      <text:p text:style-name="P22"/>
      <text:p text:style-name="P1">Bridges</text:p>
      <text:p text:style-name="P8">Single edges which separate a graph are called bridges</text:p>
      <text:p text:style-name="P8"/>
      <text:p text:style-name="P1">Articulation points</text:p>
      <text:p text:style-name="P8">Single points which separate a graph are called articulation points</text:p>
      <text:p text:style-name="P1"/>
      <text:p text:style-name="P1">Separable graphs</text:p>
      <text:list xml:id="list7507371781264222652" text:style-name="L8">
        <text:list-item>
          <text:p text:style-name="P23">Graphs with vertex connectivity of one.</text:p>
        </text:list-item>
        <text:list-item>
          <text:p text:style-name="P23">In a non-separable/<text:span text:style-name="T9">bi-connected</text:span> graph the edges incident <text:span text:style-name="T8">on</text:span> each vertex forms a cut-set as a removal of those edges disconnects the graph forming two components with one formed using only the <text:span text:style-name="T8">one vertex</text:span>.</text:p>
        </text:list-item>
        <text:list-item>
          <text:p text:style-name="P23">In a separable graph, removal of the edges incident on the cut-vertex forms two component gr<text:span text:style-name="T1">a</text:span>phs, neither of which contain the cut-vertex. Thus they do not form a cut-set. </text:p>
        </text:list-item>
        <text:list-item>
          <text:p text:style-name="P33">Application <text:span text:style-name="T17">- </text:span><text:span text:style-name="T5">Determining the best way of connecting nodes in a network with a given number of links such that the network is as invulnerable to destruction as possible.</text:span></text:p>
        </text:list-item>
      </text:list>
      <text:p text:style-name="P24"/>
      <text:p text:style-name="P34">Vertex with the smallest degree of a graph</text:p>
      <text:p text:style-name="P24">Mathematical average of degree of a vertex = 2e over n</text:p>
      <text:p text:style-name="P10"><text:span text:style-name="T17">Therefore vertex with smallest degree =</text:span><text:span text:style-name="T17"><draw:frame draw:style-name="fr1" draw:name="Object5" text:anchor-type="as-char" svg:width="4.643cm" svg:height="1.097cm" draw:z-index="3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9"/>
      <text:p text:style-name="P9"/>
      <text:p text:style-name="P9"><draw:frame draw:style-name="fr1" draw:name="Object2" text:anchor-type="as-char" svg:width="6.653cm" svg:height="0.467cm" draw:z-index="4"><draw:object xlink:href="./Object 2" xlink:type="simple" xlink:show="embed" xlink:actuate="onLoad"/><draw:image xlink:href="./ObjectReplacements/Object 2" xlink:type="simple" xlink:show="embed" xlink:actuate="onLoad"/></draw:frame> ???</text:p>
      <text:p text:style-name="P9"/>
      <text:p text:style-name="P6"><text:span text:style-name="T17">V</text:span>ertex disjoint paths</text:p>
      <text:p text:style-name="P24">Paths which have no vertices except the terminal vertices in common.</text:p>
      <text:p text:style-name="P9"/>
      <text:p text:style-name="P6"><text:span text:style-name="T17">E</text:span>dge disjoint paths</text:p>
      <text:p text:style-name="P24">Two paths in a graph that do not have any edges in common.</text:p>
      <text:p text:style-name="P24"/>
      <text:p text:style-name="P6">k-connected graph</text:p>
      <text:p text:style-name="P24">Vertex connectivity is k, i.e., every pair of vertices are connected by atleast k vertex disjoint graphs.</text:p>
      <text:p text:style-name="P24"/>
      <text:p text:style-name="P34">k-edge-connected graphs</text:p>
      <text:p text:style-name="P24">Edge connectivity is k, i.e., every pair ????</text:p>
      <text:p text:style-name="P24"/>
      <text:p text:style-name="P6">1-isomorphic graphs<text:span text:style-name="T18">(Figure </text:span><text:span text:style-name="T20">8)</text:span></text:p>
      <text:list xml:id="list7989479135242687985" text:style-name="L9">
        <text:list-item>
          <text:p text:style-name="P25">Graphs whose blocks are isomorphic to one-another</text:p>
        </text:list-item>
        <text:list-item>
          <text:p text:style-name="P19"><text:span text:style-name="T18">Isomorphic</text:span><text:span text:style-name="T18"><draw:frame draw:style-name="fr1" draw:name="Object6" text:anchor-type="as-char" svg:width="0.54cm" svg:height="0.212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18">1-isomorphic</text:span></text:p>
        </text:list-item>
      </text:list>
      <text:p text:style-name="P9"/>
      <text:p text:style-name="P6">2-isomor<text:span text:style-name="T18">p</text:span>hic graphs<text:span text:style-name="T18">(Figure </text:span><text:span text:style-name="T20">9)</text:span></text:p>
      <text:list xml:id="list1004483736442071393" text:style-name="L14">
        <text:list-item>
          <text:p text:style-name="P39"><text:span text:style-name="T13">Graphs whose blocks(formed by disconnecting two vertices are isomorphic to one-another are said to be 2-isomorphic to each other.</text:span></text:p>
        </text:list-item>
      </text:list>
      <text:list xml:id="list558287694412346616" text:style-name="L13">
        <text:list-item>
          <text:p text:style-name="P38"><text:span text:style-name="T15">Graphs which are isomorphic to each other by the 2 vertex operation</text:span></text:p>
        </text:list-item>
      </text:list>
      <text:p text:style-name="P9"/>
      <text:p text:style-name="P6"><text:span text:style-name="T18">C</text:span>ircuit correspond<text:span text:style-name="T18">e</text:span>nce <text:span text:style-name="T19">of graphs</text:span></text:p>
      <text:list xml:id="list985892624314396841" text:style-name="L10">
        <text:list-item>
          <text:p text:style-name="P27">Two graphs have circuit correspondence</text:p>
          <text:list>
            <text:list-item>
              <text:p text:style-name="P28">when there is a one-to-one correspondence between the edges in the graphs and</text:p>
            </text:list-item>
            <text:list-item>
              <text:p text:style-name="P37"><text:soft-page-break/><text:span text:style-name="T14">when there is a one-to-one correspondence between the circuits of the graphs such that </text:span><text:span text:style-name="T14">the circuits formed in one graph with certain edges has a corresponding circuit in the other graph with the same corresponding edges.</text:span></text:p>
            </text:list-item>
          </text:list>
        </text:list-item>
        <text:list-item>
          <text:p text:style-name="P28">Note that edges in the circuits may be differently ordered.</text:p>
        </text:list-item>
        <text:list-item>
          <text:p text:style-name="P28">Isomorphic, 1-isomorphic and 2-isomorphic graphs have circuit correspondence.</text:p>
        </text:list-item>
      </text:list>
      <text:p text:style-name="P26"/>
      <text:p text:style-name="P6"><text:span text:style-name="T19">M</text:span>aximum flow possible b/w 2 vertices in a networks??? </text:p>
      <text:p text:style-name="P29">Minimum of all the cut-sets between those values.</text:p>
      <text:p text:style-name="P29"/>
      <text:p text:style-name="P3">Removal of a vertex from a graph <text:span text:style-name="T8">with n vertices and k components</text:span> results in <text:span text:style-name="T8">between </text:span>k – 1 and n – 1 <text:span text:style-name="T8">components</text:span></text:p>
      <text:list xml:id="list6715999925532176445" text:style-name="L11">
        <text:list-item>
          <text:p text:style-name="P40"><text:span text:style-name="T3">In the </text:span><text:span text:style-name="T4">worst case number of components would be </text:span><text:bookmark text:name="MathJax-Element-6-Frame"/><text:bookmark text:name="MathJax-Span-16"/><text:bookmark text:name="MathJax-Span-17"/><text:bookmark text:name="MathJax-Span-18"/><text:span text:style-name="T6">k</text:span><text:bookmark text:name="MathJax-Span-19"/><text:span text:style-name="T4">−</text:span><text:bookmark text:name="MathJax-Span-20"/><text:span text:style-name="T4">1</text:span><text:span text:style-name="T4"> if the vertex removed was a component in itself.</text:span></text:p>
        </text:list-item>
        <text:list-item>
          <text:p text:style-name="P41">For the best case, removal of a vertex from a component might divide the component into <text:span text:style-name="T2">deg(v)</text:span> (if the vertex is a kind of a cut-vertex of the component), making the total number of components equal to <text:span text:style-name="T7">n – 1.</text:span></text:p>
        </text:list-item>
      </text:list>
      <text:p text:style-name="P12"/>
      <text:p text:style-name="P11">If a graph is connected, nothing can be said about the connectedness of its complement</text:p>
      <text:p text:style-name="P1"/>
      <text:p text:style-name="P1">To do</text:p>
      <text:list xml:id="list4046677827700494510" text:style-name="L12">
        <text:list-item>
          <text:p text:style-name="P30">Deo, </text:p>
          <text:list>
            <text:list-item>
              <text:p text:style-name="P30">Chapter 4 exercises</text:p>
            </text:list-item>
            <text:list-item>
              <text:p text:style-name="P30">Theorem 4-4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1-09-20T18:50:08</meta:creation-date>
    <meta:generator>LibreOffice/4.0.1.2$Windows_x86 LibreOffice_project/84102822e3d61eb989ddd325abf1ac077904985</meta:generator>
    <dc:date>2013-04-01T12:48:18.88</dc:date>
    <meta:editing-duration>PT11H32M35S</meta:editing-duration>
    <meta:editing-cycles>25</meta:editing-cycles>
    <meta:document-statistic meta:table-count="0" meta:image-count="0" meta:object-count="6" meta:page-count="3" meta:paragraph-count="77" meta:word-count="909" meta:character-count="5169" meta:non-whitespace-character-count="4365"/>
  </office:meta>
</office:document-meta>
</file>

<file path=Object 1/content.xml><?xml version="1.0" encoding="utf-8"?>
<math xmlns="http://www.w3.org/1998/Math/MathML">
  <semantics>
    <mrow>
      <mo stretchy="false">@</mo>
    </mrow>
    <annotation encoding="StarMath 5.0">%UxE137 </annotation>
  </semantics>
</math>
</file>

<file path=Object 2/content.xml><?xml version="1.0" encoding="utf-8"?>
<math xmlns="http://www.w3.org/1998/Math/MathML">
  <semantics>
    <mrow>
      <mi mathvariant="italic">vertex</mi>
      <mrow>
        <mi mathvariant="italic">connectivity</mi>
        <mo stretchy="false">≤</mo>
        <mi mathvariant="italic">edge</mi>
      </mrow>
      <mi mathvariant="italic">connectivity</mi>
    </mrow>
    <annotation encoding="StarMath 5.0">vertex connectivity le edge connectivity</annotation>
  </semantics>
</math>
</file>

<file path=Object 3/content.xml><?xml version="1.0" encoding="utf-8"?>
<math xmlns="http://www.w3.org/1998/Math/MathML">
  <semantics>
    <mrow>
      <msub>
        <mi>c</mi>
        <mi>i</mi>
      </msub>
    </mrow>
    <annotation encoding="StarMath 5.0">c_i</annotation>
  </semantics>
</math>
</file>

<file path=Object 4/content.xml><?xml version="1.0" encoding="utf-8"?>
<math xmlns="http://www.w3.org/1998/Math/MathML">
  <semantics>
    <mrow>
      <msub>
        <mi>b</mi>
        <mi>i</mi>
      </msub>
    </mrow>
    <annotation encoding="StarMath 5.0">b_i</annotation>
  </semantics>
</math>
</file>

<file path=Object 5/content.xml><?xml version="1.0" encoding="utf-8"?>
<math xmlns="http://www.w3.org/1998/Math/MathML">
  <semantics>
    <mrow>
      <mi mathvariant="italic">vertex</mi>
      <mrow>
        <mi mathvariant="italic">connectivity</mi>
        <mo stretchy="false">≤</mo>
        <mfenced open="⌊" close="⌋">
          <mrow>
            <mfrac>
              <mrow>
                <mn>2</mn>
                <mi>e</mi>
              </mrow>
              <mi>n</mi>
            </mfrac>
          </mrow>
        </mfenced>
      </mrow>
    </mrow>
    <annotation encoding="StarMath 5.0">vertex connectivity le left lfloor {2e} over n right rfloor</annotation>
  </semantics>
</math>
</file>

<file path=Object 6/content.xml><?xml version="1.0" encoding="utf-8"?>
<math xmlns="http://www.w3.org/1998/Math/MathML">
  <semantics>
    <mrow>
      <mo stretchy="false">⇒</mo>
    </mrow>
    <annotation encoding="StarMath 5.0"> drarrow </annotation>
  </semantics>
</math>
</file>